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style="italic"/>
    </style:style>
    <style:style style:name="P5" style:family="paragraph" style:parent-style-name="Text_20_body" style:list-style-name="L3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ste documento describe la arquitectura y el diseño de la aplicación.</text:p>
      <text:h text:style-name="P1" text:outline-level="4">Arquitectura de capas</text:h>
      <text:p text:style-name="Text_20_body">El proyecto "Lectores.uy" sigue una arquitectura de <text:span text:style-name="T1">tres capas</text:span> para separar las responsabilidades:</text:p>
      <text:list xml:id="list112868434" text:style-name="L1">
        <text:list-item>
          <text:p text:style-name="P2"><text:span text:style-name="T1">Capa de Presentación</text:span>: Gestiona la interacción con el usuario a través de la interfaz gráfica (GUI) en Swing. Esta capa se comunica exclusivamente con la capa de servicio.</text:p>
        </text:list-item>
        <text:list-item>
          <text:p text:style-name="P2"><text:span text:style-name="T1">Capa de Servicio (Lógica de Negocio)</text:span>: Contiene la lógica de negocio del sistema. Los "Manejadores" (como <text:span text:style-name="Source_20_Text">ManejadorLector</text:span> o <text:span text:style-name="Source_20_Text">ManejadorPrestamo</text:span>) orquestan las operaciones y utilizan los DAOs para interactuar con la base de datos.</text:p>
        </text:list-item>
        <text:list-item>
          <text:p text:style-name="P2"><text:span text:style-name="T1">Capa de Persistencia</text:span>: Se encarga del almacenamiento y la recuperación de datos. Las clases <text:span text:style-name="T1">DAO (Data Access Object)</text:span>, como <text:span text:style-name="Source_20_Text">LectorDAO</text:span>, son la interfaz de esta capa.</text:p>
        </text:list-item>
      </text:list>
      <text:h text:style-name="P1" text:outline-level="4">Patrones de diseño</text:h>
      <text:p text:style-name="Text_20_body">Hemos implementado los siguientes patrones de diseño:</text:p>
      <text:list xml:id="list2996840615" text:style-name="L2">
        <text:list-item>
          <text:p text:style-name="P3"><text:span text:style-name="T1">DAO (Data Access Object)</text:span>: Abstrae la lógica de persistencia y la oculta de las capas superiores.</text:p>
        </text:list-item>
        <text:list-item>
          <text:p text:style-name="P3"><text:span text:style-name="T1">DTO (Data Transfer Object)</text:span>: Se utilizan para transferir datos de forma segura entre las capas, evitando exponer las entidades completas. Las clases en el paquete <text:span text:style-name="Source_20_Text">datatypes</text:span> son DTOs.</text:p>
        </text:list-item>
        <text:list-item>
          <text:p text:style-name="P3"><text:span text:style-name="T1">Singleton</text:span>: La clase <text:span text:style-name="Source_20_Text">HibernateUtil</text:span> utiliza el patrón Singleton para asegurar que solo exista una instancia de <text:span text:style-name="Source_20_Text">SessionFactory</text:span> por cada vez que se ejecute la aplicación, lo que optimiza los recursos.</text:p>
        </text:list-item>
      </text:list>
      <text:h text:style-name="P1" text:outline-level="4">Diagrama de Clases</text:h>
      <text:p text:style-name="P4">Aquí puedes insertar el diagrama UML de las entidades.</text:p>
      <text:h text:style-name="P1" text:outline-level="4">Configuración de la persistencia</text:h>
      <text:list xml:id="list2247282679" text:style-name="L3">
        <text:list-item>
          <text:p text:style-name="P5">El archivo <text:span text:style-name="Source_20_Text">pom.xml</text:span> gestiona las dependencias del proyecto.</text:p>
        </text:list-item>
        <text:list-item>
          <text:p text:style-name="P5">El archivo <text:span text:style-name="Source_20_Text">hibernate.cfg.xml</text:span> define la configuración de la base de datos y el mapeo de las clases de entidad. La propiedad <text:span text:style-name="Source_20_Text">hbm2ddl.auto</text:span> está configurada como <text:span text:style-name="Source_20_Text">create</text:span> para crear las tablas automáticamente durante el desarrollo. Una vez el desarrollo esté avanzado, se podría cambiar a <text:span text:style-name="Source_20_Text">update</text:span> o se podría manejar el esquema de la base de datos con un script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28T15:54:57.588000000</dc:date>
    <meta:editing-duration>PT1M8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6" meta:word-count="289" meta:character-count="1815" meta:non-whitespace-character-count="1550"/>
  </office:meta>
</office:document-meta>
</file>